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895b"/>
    </style:style>
    <style:style style:name="P2" style:family="paragraph" style:parent-style-name="Standard">
      <style:paragraph-properties fo:break-before="column"/>
      <style:text-properties officeooo:paragraph-rsid="000b895b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">Temat:</text:span> Zadania poezji i role poety. Zinterpretuj i porównaj podane teksty Czesława <text:tab/>Miłosza i Ernesta Brylla, uwzględniając wybrane konteksty literackie oraz <text:tab/>ukształtowanie artystyczne obu tekstów.</text:p>
      <text:p text:style-name="Text_20_body"/>
      <text:section text:style-name="Sect1" text:name="Sekcja1">
        <text:p text:style-name="P1">Czesław Miłosz (1911-2004)</text:p>
        <text:p text:style-name="P1"/>
        <text:p text:style-name="P1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Washington D.C., 1950 (Światło dzienne, 1953)</text:p>
        <text:p text:style-name="P1"/>
        <text:p text:style-name="P1"/>
        <text:p text:style-name="P2">Ernest Bryll (ur. 1935)</text:p>
        <text:p text:style-name="P1"/>
        <text:p text:style-name="P1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Zwierzątko, 1975</text:p>
      </text:section>
      <text:p text:style-name="Standard"/>
      <text:p text:style-name="Standard"/>
      <text:p text:style-name="Standard"/>
      <text:p text:style-name="Standard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/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B4" office:value-type="string">
            <text:p text:style-name="Table_20_Contents"/>
          </table:table-cell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B4" office:value-type="string">
            <text:p text:style-name="Table_20_Contents"/>
          </table:table-cell>
        </table:table-row>
      </table:table>
      <text:p text:style-name="Standard"/>
      <text:p text:style-name="Standard">Miłosz, Który skrzywdziłeś</text:p>
      <text:p text:style-name="Standard">Kreacja podmiotu lirycznego</text:p>
      <text:p text:style-name="Standard">pewny własnej wartości roli poeta;</text:p>
      <text:p text:style-name="Standard">obserwator i krytyk piętnujący zło;</text:p>
      <text:p text:style-name="Standard">osoba zaangażowana;</text:p>
      <text:p text:style-name="Standard"/>
      <text:p text:style-name="Standard">Adresat liryczny</text:p>
      <text:p text:style-name="Standard">człowiek lekceważący człowieka i normy moralne;</text:p>
      <text:p text:style-name="Standard">tyran, zadufany w sobie, pyszny i dumny władca;</text:p>
      <text:p text:style-name="Standard"/>
      <text:p text:style-name="Standard">Władca i społeczeństwo</text:p>
      <text:p text:style-name="Standard">spersonalizowany (2 os. lp.) - wzmocnienie groźby;</text:p>
      <text:p text:style-name="Standard"><text:soft-page-break/>strachem podporządkowuje sobie innych;</text:p>
      <text:p text:style-name="Standard">poddańczo wychwalany i idealizowany;</text:p>
      <text:p text:style-name="Standard"/>
      <text:p text:style-name="Standard">Bryll, Ten, który…</text:p>
      <text:p text:style-name="Standard">Kreacja podmiotu lirycznego</text:p>
      <text:p text:style-name="Standard">racjonalista odrzucający idealizowanie rzeczywistości;</text:p>
      <text:p text:style-name="Standard">ironiczny, sarkastyczny krytyk;</text:p>
      <text:p text:style-name="Standard">osoba zachowująca dystans;</text:p>
      <text:p text:style-name="Standard"/>
      <text:p text:style-name="Standard">Adresat liryczny</text:p>
      <text:p text:style-name="Standard">retoryczne "my", czyli "wy" - podm. zdystansowany!</text:p>
      <text:p text:style-name="Standard">ludzie naiwni, wierzący w ideały i sprawiedliwość;</text:p>
      <text:p text:style-name="Standard"/>
      <text:p text:style-name="Standard">Władca i społeczeństwo</text:p>
      <text:p text:style-name="Standard">uprzedmiotowiony (3 os.) - niedosięgły; cyniczny i szyderczy manipulator; gardzi człowiekiem i prawdą;</text:p>
      <text:p text:style-name="Standard">żąda poklasku, w praktyce triumfuje; pociąga za sobą ludzi (atrakcyjność zł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4:30.618580026</meta:creation-date>
    <dc:date>2017-10-30T09:36:50.883101332</dc:date>
    <meta:editing-duration>PT10M45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2" meta:paragraph-count="58" meta:word-count="317" meta:character-count="2238" meta:non-whitespace-character-count="1977"/>
  </office:meta>
</office:document-meta>
</file>